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E00000154B91D39F91F49BB9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/>
    </style:style>
    <style:style style:name="P1" style:family="paragraph">
      <loext:graphic-properties draw:fill="bitmap" draw:fill-image-name="Bitmap_20_1" style:repeat="stretch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4.316cm" svg:height="2.877cm" svg:x="8.341cm" svg:y="13.41cm" svg:viewBox="0 0 4317 2878" svg:d="M0 2878v-2878h4317v2878zM1608 1565c0 20-4 38-11 54s-19 30-34 42c-15 11-34 20-58 27-24 6-52 9-85 9-28 0-54-3-76-8s-41-13-57-23-29-22-38-37c-10-15-17-33-22-52l89-15c2 10 6 19 11 27 4 8 11 15 19 21 9 6 19 10 32 14 12 3 27 4 45 4 31 0 55-4 71-14 17-9 25-24 25-44 0-12-4-22-10-29-7-8-16-14-27-19-10-5-23-9-37-13-15-3-29-6-45-9-12-3-25-6-37-9-13-3-24-7-36-12-11-4-21-9-31-15s-18-13-25-22c-8-9-13-19-17-31s-6-26-6-42c0-21 4-40 13-56 8-15 21-28 36-38 15-9 34-17 55-21 21-5 44-7 70-7 28 0 53 2 73 7 20 4 37 11 51 20s25 21 33 34c8 14 14 30 17 49l-88 12c-5-19-14-33-28-43-14-9-34-14-60-14-16 0-30 1-40 4-11 3-19 7-26 11-6 5-11 11-13 17-3 6-4 13-4 20 0 11 2 20 8 27 5 6 12 12 21 17 10 5 21 9 34 12 12 3 27 6 42 9 14 3 27 6 41 10 13 3 26 7 38 11s24 10 34 16c11 6 20 14 28 23s14 19 18 32c5 12 7 27 7 44zM2099 1470c0 34-5 65-15 93s-25 52-44 72-42 35-69 46c-28 11-59 16-93 16-37 0-69-6-96-17s-50-27-69-47c-18-20-32-44-41-72s-14-58-14-91c0-34 5-65 14-92 10-28 24-51 43-71 19-19 42-34 69-44 27-11 59-16 95-16 35 0 67 5 94 16 27 10 50 25 69 45 19 19 33 43 43 70 9 28 14 58 14 92zM2006 1470c0-23-3-44-8-62-6-19-14-34-25-48-10-13-24-23-39-30-16-7-35-11-55-11-22 0-40 4-56 11s-30 17-41 30c-10 14-18 29-24 48-5 18-8 39-8 62s3 44 8 63c6 19 14 35 25 49 10 13 24 24 40 32 16 7 34 11 55 11 22 0 41-4 58-12 16-7 29-18 39-32 11-14 19-30 23-49 5-19 8-40 8-62zM2352 1697c-27 0-52-3-75-10-23-6-42-16-59-30-16-14-29-32-38-53-9-22-14-47-14-77v-273h92v266c0 18 2 34 6 47 5 14 11 25 20 33 8 9 19 15 31 19s25 6 40 6 28-2 41-6c12-4 23-11 32-20s16-20 21-34c5-13 7-29 7-48v-263h92v268c0 30-5 56-15 78-9 22-23 40-40 55-18 14-38 25-62 32s-50 10-79 10zM2987 1392c0 19-3 37-10 55-6 17-16 33-29 46s-29 24-49 32-44 12-72 12h-108v154h-92v-437h197c28 0 52 3 72 10 21 7 38 16 51 28 14 13 24 27 30 44 7 17 10 36 10 56zM2895 1394c0-23-7-40-21-51-13-12-33-18-60-18h-95v142h97c14 0 25-2 35-6 10-3 18-8 25-15 6-6 11-14 14-23s5-19 5-2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1FE00000154B91D39F91F49BB9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12T07:35:43.479388063</dc:date>
    <meta:editing-duration>PT1M56S</meta:editing-duration>
    <meta:editing-cycles>2</meta:editing-cycles>
    <meta:generator>LibreOffice/5.1.6.2$Linux_X86_64 LibreOffice_project/10m0$Build-2</meta:generator>
    <meta:document-statistic meta:object-count="1"/>
  </office:meta>
</office:document-meta>
</file>